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Mincho" svg:font-family="Mincho, 明朝" style:font-family-generic="roman"/>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A" style:master-page-name="Standard">
      <style:paragraph-properties style:page-number="1"/>
    </style:style>
    <style:style style:name="P2" style:family="paragraph" style:parent-style-name="BodyNoIndent">
      <style:paragraph-properties fo:line-height="200%"/>
    </style:style>
    <style:style style:name="P3" style:family="paragraph" style:parent-style-name="HC">
      <style:paragraph-properties fo:line-height="200%"/>
    </style:style>
    <style:style style:name="P4" style:family="paragraph" style:parent-style-name="Body">
      <style:paragraph-properties fo:line-height="200%"/>
    </style:style>
    <style:style style:name="P5" style:family="paragraph" style:parent-style-name="HD">
      <style:paragraph-properties fo:line-height="200%"/>
    </style:style>
    <style:style style:name="P6" style:family="paragraph" style:parent-style-name="BL1">
      <style:paragraph-properties fo:line-height="200%"/>
    </style:style>
    <style:style style:name="P7" style:family="paragraph" style:parent-style-name="BL">
      <style:paragraph-properties fo:line-height="200%"/>
    </style:style>
    <style:style style:name="P8" style:family="paragraph" style:parent-style-name="BX">
      <style:paragraph-properties fo:line-height="200%"/>
    </style:style>
    <style:style style:name="P9" style:family="paragraph" style:parent-style-name="Quotation">
      <style:paragraph-properties fo:line-height="200%"/>
    </style:style>
    <style:style style:name="P10" style:family="paragraph" style:parent-style-name="Quotation">
      <style:paragraph-properties fo:margin-left="0.7409in" fo:margin-right="0.75in" fo:line-height="200%" fo:text-indent="-0.1965in" style:auto-text-indent="false">
        <style:tab-stops>
          <style:tab-stop style:position="0in"/>
        </style:tab-stops>
      </style:paragraph-properties>
    </style:style>
    <style:style style:name="P11" style:family="paragraph" style:parent-style-name="Body">
      <style:paragraph-properties fo:margin-left="0in" fo:margin-right="0in" fo:line-height="200%" fo:text-indent="0in" style:auto-text-indent="false"/>
    </style:style>
    <style:style style:name="T1" style:family="text" style:parent-style-name="Comment_20_Reference">
      <style:text-properties fo:color="#000000"/>
    </style:style>
    <style:style style:name="T2" style:family="text" style:parent-style-name="Comment_20_Reference">
      <style:text-properties fo:color="#000000" style:font-name="Arial"/>
    </style:style>
    <style:style style:name="T3" style:family="text" style:parent-style-name="WW-Quotation">
      <style:text-properties fo:font-style="normal" style:font-style-asian="normal"/>
    </style:style>
    <style:style style:name="T4" style:family="text" style:parent-style-name="Emphasis">
      <style:text-properties fo:font-weight="normal" style:font-weight-asian="normal"/>
    </style:style>
    <style:style style:name="T5" style:family="text" style:parent-style-name="Emphasis">
      <style:text-properties fo:font-style="normal" fo:font-weight="normal" style:font-style-asian="normal" style:font-weight-asian="normal"/>
    </style:style>
    <style:style style:name="T6" style:family="text">
      <style:text-properties fo:font-style="normal" style:font-style-asian="normal"/>
    </style:style>
    <style:style style:name="T7" style:family="text">
      <style:text-properties fo:font-style="italic" style:font-style-asian="italic" style:font-style-complex="italic"/>
    </style:style>
    <style:style style:name="T8" style:family="text" style:parent-style-name="Emphasis">
      <style:text-properties fo:font-weight="normal" style:font-weight-asian="normal" style:font-style-complex="italic"/>
    </style:style>
    <style:style style:name="T9" style:family="text">
      <style:text-properties fo:font-style="italic" style:font-style-asian="italic"/>
    </style:style>
    <style:style style:name="T10" style:family="text">
      <style:text-properties style:font-style-complex="italic"/>
    </style:style>
    <style:style style:name="T11" style:family="text" style:parent-style-name="Emphasis">
      <style:text-properties fo:font-style="normal" style:font-style-asian="normal"/>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office:annotation><dc:creator>Nancy</dc:creator><dc:date>2006-11-02T00:00:00</dc:date><text:p>CN</text:p></office:annotation></text:span></text:p>
      <text:p text:style-name="HB">Introducing Ubuntu<text:span text:style-name="T1"><office:annotation><dc:creator>Nancy</dc:creator><dc:date>2006-11-02T00:00:00</dc:date><text:p>CT</text:p></office:annotation></text:span></text:p>
      <text:p text:style-name="P2">This <text:span text:style-name="T2"><office:annotation><dc:creator>Nancy</dc:creator><dc:date>2006-11-02T00:00:00</dc:date><text:p>PE: The footers are not consistent across chapter files.</text:p></office:annotation></text:span>chapter introduces the Ubuntu project, its distribution, its development processes, and some of the history that made it all possible. If you are looking to jump right in and get started with Ubuntu, turn right away to Chapter 2 Installing Ubuntu<text:span text:style-name="T2"><office:annotation><dc:creator>Nancy</dc:creator><dc:date>2006-11-02T00:00:00</dc:date><text:p>Xref verified.</text:p></office:annotation></text:span>. If you are interested in first learning about where Ubuntu comes from and where it is going, this chapter will provide a good introduction.</text:p>
      <text:p text:style-name="P3">A Wild Ride<text:span text:style-name="T1"><office:annotation><dc:creator>Nancy</dc:creator><dc:date>2006-11-02T00:00:00</dc:date><text:p>HA</text:p></office:annotation></text:span></text:p>
      <text:p text:style-name="P2">In April 2004 Mark Shuttleworth brought together a dozen developers from the Debian, GNOME, and GNU Arch projects to brainstorm. Shuttleworth asked the developers if a better type of operating system (OS) was possible. Their answer was, “Yes.” He asked them what it would look like. He asked them to describe the community that would build such an OS. That group worked with Mark to come up with answers to these questions, and then they decided to try and make the answers a reality. The group named itself the Warthogs and gave itself a six-month deadline to build a proof-of-concept OS. They nicknamed their first release <text:span text:style-name="T3">the Warty Warthog</text:span> with the reasonable assumption that their first product would have its warts. Then they got down to business.</text:p>
      <text:p text:style-name="P4">It’s difficult, particularly for those of us who were privileged to be among those early Warthogs, to imagine that the brainstorming meeting behind the Ubuntu project took place less than two years ago. Far from being warty, <text:span text:style-name="T3">the Warty Warthog</text:span> surpassed our most optimistic expectations and <text:span text:style-name="T4">everyone</text:span><text:span text:style-name="T5">’s</text:span> predictions. Within six months, Ubuntu was in the No. 1 spot on several popularity rankings of GNU/Linux distributions. Ubuntu has demonstrated the most explosive growth of any GNU/Linux distribution in recent memory and had one of the most impressive first years of any free or Open Source software project in history.</text:p>
      <text:p text:style-name="P4">It is staggering to think that after less than two years, <text:span text:style-name="T4">millions</text:span> of individuals are using Ubuntu. As many thousands of these users give back to the Ubuntu community by developing documentation, translation, and code, Ubuntu improves every day. As many thousands of these users contribute to a thriving advocacy and support community—both online and in their local communities—Ubuntu’s growth remains unchecked. Ubuntu subprojects, a list of efforts that contains the now maturing Kubuntu and Edubuntu projects, are extending the reach and goals of the Ubuntu project into new realms.</text:p>
      <text:p text:style-name="P4">Meanwhile, millions of pressed Ubuntu CDs have been shipped at no cost to universities, Internet cafés, computer shops, and community centers around the world. You can find Ubuntu’s familiar brown background and title bars almost anywhere people use computers. I have personally seen strangers running Ubuntu on trains in Spain, libraries in Boston, museums in Croatia, high schools in Mexico, and in many more places too numerous to list here.</text:p>
      <text:p text:style-name="P4">In two years, Ubuntu has begun to mature. The release of Ubuntu 6.06—the <text:span text:style-name="T3">Dapper Drake</text:span>—provides a polished release with long-term support for both desktops and servers. However, while Ubuntu begins to settle in for the long-term, the project maintains its youthful vigor, its ambitious attitude, its commitment to its principles, and its community-driven approach. As the project ages, it is proving that it can learn from its failures as well as its successes, and that it can maintain growth without compromising stability. We’ve come a long way—but we’re still only getting started.</text:p>
      <text:p text:style-name="P3"><text:bookmark-start text:name="free-software-open-source-and-gnu-linux"/><text:bookmark-end text:name="free-software-open-source-and-gnu-linux"/>F<text:span text:style-name="T6">ree Software</text:span>, Open Source, and GNU/Linu<text:span text:style-name="T1"><office:annotation><dc:creator>Nancy</dc:creator><dc:date>2006-11-02T00:00:00</dc:date><text:p>HA</text:p></office:annotation></text:span>x</text:p>
      <text:p text:style-name="P2">While thousands of individuals have contributed in some form to Ubuntu, the project has only succeeded through the contributions of many thousands more who have indirectly laid the technical, social, and economic groundwork for Ubuntu’s success. While introductions to free software, Open Source, and GNU/Linux can be found in many other places, no introduction of Ubuntu is complete without a brief discussion of these concepts and the people and history behind them. It is around these concepts and within these communities that Ubuntu was motivated and born. Ultimately, it is through these ideas that it is sustained.</text:p>
      <text:p text:style-name="P5">Free Software and GNU<text:span text:style-name="T1"><office:annotation><dc:creator>Nancy</dc:creator><dc:date>2006-11-02T00:00:00</dc:date><text:p>HB</text:p></office:annotation></text:span></text:p>
      <text:p text:style-name="P2">In a series of events that have almost become legend through constant repetition, Richard M. Stallman created the concept of “free software” in 1983. Stallman grew up with computers in the 1960s and 1970s when computer users purchased very large and extremely expensive “mainframe” computers, which were then shared among large numbers of programmers. Software was, for the most part, seen as an “add-on” to the hardware, and every user had the ability and the right to modify or rewrite the software on their computer and to freely share this software. As computers became cheaper and more numerous in the late ’70s, producers of software began to see value in the software itself. Producers of computers began to argue that their software was copyrightable and acted as a form of “intellectual property” much like a music recording, a film, or a book’s text. They began to distribute their software under licenses and in forms that restricted its users’ ability to use, redistribute, or modify the code. By the early 1980s restrictive software licenses had become the norm.</text:p>
      <text:p text:style-name="P4">Stallman, then a programmer at MIT’s Artificial Intelligence Laboratory, became increasingly concerned with what he saw as a dangerous loss of the freedoms that software users and developers had up until that point enjoyed. He was concerned with computer users’ ability to be good neighbors and members of what he thought were an ethical and efficient computer user community. To fight against this negative tide, Stallman articulated a vision for a community that developed liberated code—in his words, “free software.” He defined “free software” as software that had the following four characteristics—labeled from zero through three instead of one through four as a computer programmer’s joke:</text:p>
      <text:p text:style-name="P6"><text:tab/>The <text:span text:style-name="T2"><office:annotation><dc:creator>Nancy</dc:creator><dc:date>2006-11-02T00:00:00</dc:date><text:p>BL</text:p></office:annotation></text:span>freedom to run the program for any purpose (freedom 0) </text:p>
      <text:p text:style-name="P7"><text:tab/>The <text:span text:style-name="T2"><office:annotation><dc:creator>Nancy</dc:creator><dc:date>2006-11-02T00:00:00</dc:date><text:p>BL</text:p></office:annotation></text:span>freedom to study how the program works and adapt it to your needs (freedom 1) </text:p>
      <text:p text:style-name="P7"><text:tab/>The <text:span text:style-name="T2"><office:annotation><dc:creator>Nancy</dc:creator><dc:date>2006-11-02T00:00:00</dc:date><text:p>BL</text:p></office:annotation></text:span>freedom to redistribute copies so you can help your neighbor (freedom 2) </text:p>
      <text:p text:style-name="P8"><text:tab/>The <text:span text:style-name="T2"><office:annotation><dc:creator>Nancy</dc:creator><dc:date>2006-11-02T00:00:00</dc:date><text:p>BL</text:p></office:annotation></text:span>freedom to improve the program and release your improvements to the public so that the whole community benefits (freedom 3) </text:p>
      <text:p text:style-name="P4">Access to “source code”—the human-readable and modifiable “blueprints” of any piece of software that can be distinguished from the computer-readable version of the code that most software is distributed as—is a prerequisite to freedoms one and three. In addition to releasing this definition of free software, Stallman created a project with the goal of creating a completely “free” OS to replace the then-popular UNIX. In 1984, Stallman announced this project and called it “GNU”—another joke in the form of a “recursive” acronym for “GNU’s Not UNIX.”</text:p>
      <text:p text:style-name="P5">Linux<text:span text:style-name="T1"><office:annotation><dc:creator>Nancy</dc:creator><dc:date>2006-11-02T00:00:00</dc:date><text:p>HB</text:p></office:annotation></text:span></text:p>
      <text:p text:style-name="P2">By the early 1990s, Stallman and a collection of other programmers working on GNU had developed a near-complete OS that could be freely shared. They were, however, missing a final essential piece in the form of a “kernel”—a complex system command processor that lies at the center of any OS. In 1991, Linus Torvalds wrote an early version of just such a kernel, released it under a “free” license, and called it “Linux.” Linus’ kernel was paired with the GNU project’s development tools and OS and with the graphical windowing system called X. With this pairing, a completely free OS was born—free both in terms of price and in Stallman’s terms of freedom.</text:p>
      <text:p text:style-name="P4">All systems referred to as “Linux” today are, in fact, built on the work of this collaboration. Technically, the term “Linux” refers only to the kernel. Many programmers and contributors to GNU, including Stallman, argue emphatically that the full OS should be referred to as “GNU/Linux” in order to give credit not only to Linux but also to the GNU project and to highlight GNU’s goals of spreading software freedom—goals not necessarily shared by Linus Torvalds. Many others find this name cumbersome and prefer calling the system simply “Linux.” Yet others, such as the Ubuntu project, attempt to avoid the controversy altogether by referring to GNU/Linux only using their own project’s name.</text:p>
      <text:p text:style-name="P5">Open Source<text:span text:style-name="T1"><office:annotation><dc:creator>Nancy</dc:creator><dc:date>2006-11-02T00:00:00</dc:date><text:p>HB</text:p></office:annotation></text:span></text:p>
      <text:p text:style-name="P2">Disagreements over labeling did not end with discussions about the naming of the combination of GNU and Linux. In fact, as the list of contributors to GNU and Linux grew, a vibrant world of new free software projects sprouted up, facilitated in part by growing access to the Internet. As this community grew and diversified, a number of people began to notice an unintentional side-effect of Stallman’s free software. Because free software was built in an open way, <text:span text:style-name="T7">anyone</text:span> could contribute to software by looking through the code, finding bugs, and fixing them. Because software ended up being examined by larger numbers of programmers, free software was higher in quality, performed better, and offered more features than similar software developed through proprietary development mechanisms. In many situations, the development model behind free software led to software that was <text:span text:style-name="T8">inherently better</text:span> than proprietary alternatives.</text:p>
      <text:p text:style-name="P4">As the computer and information technology industry began to move into the dot-com boom, one group of free software developers and leaders, spearheaded by two free software developers and advocates—Eric S. Raymond and Bruce Perens—saw the important business proposition offered by a model that could harness volunteer labor or interbusiness collaboration and create intrinsically better software. However, they were worried that the term “free software” was problematic for at least two reasons: First, it was highly ambiguous—the English word “free” means both gratis, or at no cost (e.g., free as in free beer) and liberated in the sense of freedom (e.g., free as in free speech). Second, there was a feeling, articulated most famously by Raymond, that all this talk of “freedom” was scaring off the very business executives and decision makers whom the free software movement needed to impress in order to succeed.</text:p>
      <text:p text:style-name="P4">To tackle both of these problems, this group coined a new phrase—Open Source—and created a new organization called the Open Source Initiative. The group set at its core a definition of Open Source software that overlapped completely and exclusively with both Stallman’s four-part definition of free software and with other community definitions that were also based on Stallman’s definition.</text:p>
      <text:p text:style-name="P4">One useful way to understand the split between the free software and Open Source movements is to think of it as the opposite of a schism. In religious schisms, churches separate and do not work or worship together because of relatively small differences in belief, interpretation, or motivation. For example, most contemporary forms of protestant Christianity agree on <text:span text:style-name="T4">almost</text:span> everything but have separated over some small but irreconcilable difference. However, in the case of the free software and Open Source movements, the two groups have fundamental disagreements about their motivation and beliefs. One group is focused on freedom while the other is focused on pragmatics. Free software is most accurately described as a social movement while Open Source is a development methodology. However, the two groups have no trouble working on projects hand-in-hand.</text:p>
      <text:p text:style-name="P4">In terms of the motivations and goals, Open Source and free software diverge greatly. Yet in terms of the software, projects, and the licenses they use, they are completely synonymous. While people who identify with both groups see the two movements as being at odds, the Ubuntu project sees no conflict between the two ideologies. People in the Ubuntu project identify with either group <text:s/>and often with both. In this book, we may switch back and forth between the terms as different projects and people in Ubuntu identify more strongly with one term or the other. For the purposes of this book though, either term should be read as implying the other unless it is stated otherwise.</text:p>
      <text:p text:style-name="P3"><text:bookmark-start text:name="brief-history-of-ubuntu"/><text:bookmark-end text:name="brief-history-of-ubuntu"/>A Brief History of Ubuntu<text:span text:style-name="T1"><office:annotation><dc:creator>Nancy</dc:creator><dc:date>2006-11-02T00:00:00</dc:date><text:p>HA</text:p></office:annotation></text:span></text:p>
      <text:p text:style-name="P2">Born in April 2004 and at just under two years old at the time of this writing, a history of Ubuntu may seem premature. However, the last two years have been full ones for Ubuntu. With its explosive growth, it is difficult even for those involved most closely with the project to track and record some of the high points. Importantly, there are some key figures whose own history must be given to fully understand Ubuntu. This brief summary tries to quickly give you the high points of Ubuntu’s history to date and the necessary background knowledge to understand where Ubuntu <text:s/>comes from.</text:p>
      <text:p text:style-name="P5"><text:bookmark-start text:name="mark-shuttleworth"/><text:bookmark-end text:name="mark-shuttleworth"/>Mark Shuttleworth<text:span text:style-name="T1"><office:annotation><dc:creator>Nancy</dc:creator><dc:date>2006-11-02T00:00:00</dc:date><text:p>HB</text:p></office:annotation></text:span></text:p>
      <text:p text:style-name="P2">No history of Ubuntu can call itself complete without a history of Mark Shuttleworth. Shuttleworth is, undeniably, the most visible and important person in Ubuntu. More importantly from the point of view of history, Shuttleworth is also the originator and initiator of the project—he made the snowball that would eventually roll on and grow to become the Ubuntu project.</text:p>
      <text:p text:style-name="P4">Shuttleworth was born in 1973 in Welkom, Free State in South Africa. He attended Diocesan College and obtained a business science degree in finance and information systems at the University of Cape Town. During this period, he was an avid computer hobbyist and became involved with the Free and Open Source software community. He was at least marginally involved in both the Apache project and the Debian project and was the first person to upload the Apache Web server, perhaps the single most important piece of server software on GNU/Linux platforms, into the Debian project’s archives. </text:p>
      <text:p text:style-name="P4">Seeing an opportunity in the early days of the Web, Shuttleworth founded a certificate authority and Internet security company called Thawte in his garage. Over the course of several years, he built Thawte into the second largest certificate authority on the Internet, trailing only the security behemoth Verisign. Throughout this period, Thawte’s products and services were built and served almost entirely from free and Open Source software. In December 1999, Shuttleworth sold Thawte to Verisign for an undisclosed amount that reached into the hundreds of millions in U.S. dollars.</text:p>
      <text:p text:style-name="P4">With his fortunes made at a young age, Shuttleworth might have enjoyed a life of leisure—and probably considered it. Instead, he decided to pursue his lifelong dream of space travel. After paying approximately US $20 million to the Russian space program and devoting nearly a year to preparation, including learning Russian and spending seven months training in Star City, Russia, Shuttleworth realized his dream as a civilian cosmonaut aboard the Russian Soyuz TM-34 mission. On this mission, Shuttleworth spent two days on the Soyuz rocket and eight days on the International Space Station where he participated in experiments related to AIDS and genome research. In early May 2002 Mark Shuttleworth returned to Earth.</text:p>
      <text:p text:style-name="P4">In addition to space exploration, and a less impressive jaunt to Antarctica, Shuttleworth played an active role as both a philanthropist and a venture capitalist. In 2001, Shuttleworth founded the Shuttleworth Foundation (TSF)—a nonprofit organization based in South Africa. The foundation was chartered to fund, develop, and drive social innovation in the field of education. Of course, the means by which TSF attempts to achieve these goals frequently involved free software. Through these projects, the organization has been one of the most visible proponents of free and Open Source software in South Africa and even the world. In the venture capital area, Shuttleworth worked to foster research, development, and entrepreneurship in South Africa with strategic injections of cash into start-ups through a new venture capital firm called HBD—an acronym that stood for “Here Be Dragons.” During this period, Shuttleworth was busy brainstorming his next big project—the project that would eventually become Ubuntu.</text:p>
      <text:p text:style-name="P5"><text:bookmark-start text:name="the-warthogs"/><text:bookmark-end text:name="the-warthogs"/>The Warthogs<text:span text:style-name="T1"><office:annotation><dc:creator>Nancy</dc:creator><dc:date>2006-11-02T00:00:00</dc:date><text:p>HB</text:p></office:annotation></text:span></text:p>
      <text:p text:style-name="P2">There has been no lack of projects attempting to wrap GNU, Linux, and other pieces of free and Open Source software into a neat, workable, and user-friendly package. Mark Shuttleworth, like many other people, believed that the philosophical and pragmatic benefits offered by free software put it on a course for widespread success. That said, none of the offerings were particularly impressive. Something was missing from all of them. Shuttleworth saw this as an opportunity. If someone could build <text:span text:style-name="T7">the </text:span>great free software distribution that helped push GNU/Linux into the mainstream, he would come to occupy a position of strategic importance.</text:p>
      <text:p text:style-name="P4">Shuttleworth, like many other technically inclined people, was a huge fan of the Debian project (discussed in-depth later in this chapter). However, there were many things about Debian that did not fit with Shuttleworth’s vision of an ideal OS. For a period of time, Shuttleworth considered the possibility of running for Debian project leader as a mean of “reforming” the Debian project from within. With time though, it became clear that the best way to bring GNU/Linux to the mainstream would not be from within the Debian project—which in many situations had very good reasons for being the way it was. Instead, Shuttleworth would build a new project that worked in symbiosis with Debian to build a new, better GNU/Linux system.</text:p>
      <text:p text:style-name="P4">To kick off this project, Shuttleworth invited a dozen or so Debian developers who he knew and respected to his flat in London in April 2004. It was in this meeting, alluded to in the first paragraphs of this introduction, that the groundwork for the Ubuntu project was laid. By that point, many of those involved were excited about the possibility of the project. During this meeting, the team—which would in time grow into the core Ubuntu team—brainstormed a large list of the things that <text:span text:style-name="T7">they</text:span> would want to see in their ideal OS. The list is now a familiar list of features to most Ubuntu users. Many of these traits will be covered in more depth later in this chapter. The group wanted:</text:p>
      <text:p text:style-name="P6"><text:s/><text:tab/>Predictable <text:span text:style-name="T2"><office:annotation><dc:creator>Nancy</dc:creator><dc:date>2006-11-02T00:00:00</dc:date><text:p>BL</text:p></office:annotation></text:span>and frequent release cycles </text:p>
      <text:p text:style-name="P7"><text:s/><text:tab/>A <text:span text:style-name="T2"><office:annotation><dc:creator>Nancy</dc:creator><dc:date>2006-11-02T00:00:00</dc:date><text:p>BL</text:p></office:annotation></text:span>strong focus on localization and accessibility </text:p>
      <text:p text:style-name="P7"><text:s/><text:tab/>A <text:span text:style-name="T2"><office:annotation><dc:creator>Nancy</dc:creator><dc:date>2006-11-02T00:00:00</dc:date><text:p>BL</text:p></office:annotation></text:span>strong focus on ease of use and user-friendliness on the desktop </text:p>
      <text:p text:style-name="P7"><text:s/><text:tab/>A <text:span text:style-name="T2"><office:annotation><dc:creator>Nancy</dc:creator><dc:date>2006-11-02T00:00:00</dc:date><text:p>BL</text:p></office:annotation></text:span>strong focus on Python as the single programming language through which the entire system can be built and expanded </text:p>
      <text:p text:style-name="P7"><text:s/><text:tab/>A <text:span text:style-name="T2"><office:annotation><dc:creator>Nancy</dc:creator><dc:date>2006-11-02T00:00:00</dc:date><text:p>BL</text:p></office:annotation></text:span>community driven approach that worked with existing free software projects and a method by which the groups give back as they go—not just at the time of release </text:p>
      <text:p text:style-name="P8"><text:s/><text:tab/>A <text:span text:style-name="T2"><office:annotation><dc:creator>Nancy</dc:creator><dc:date>2006-11-02T00:00:00</dc:date><text:p>BL</text:p></office:annotation></text:span>new set of tools designed around the process of building distributions that allowed developers to work within an ecosystem of different projects and that allowed users to give back in whatever way they could. </text:p>
      <text:p text:style-name="P4">There was consensus among the group that actions speak louder than words, so there were no public announcements or press releases. Instead, the group set a deadline for itself—six short months in the future. Shuttleworth agreed to finance the work and pay the developers full-time salaries to work on the project. After six months, they would both announce their project and reveal the first product of their work. They made a list of goals they wanted to achieve by the deadline, and the individuals present took on tasks. Collectively, they called themselves the Warthogs. </text:p>
      <text:p text:style-name="P5"><text:bookmark-start text:name="what-does-ubuntu-mean"/><text:bookmark-end text:name="what-does-ubuntu-mean"/>What Does Ubuntu Mean?<text:span text:style-name="T1"><office:annotation><dc:creator>Nancy</dc:creator><dc:date>2006-11-02T00:00:00</dc:date><text:p>HB</text:p></office:annotation></text:span></text:p>
      <text:p text:style-name="P2">At this point, the Warthogs had a great team, a set of goals, and a decent idea of how to achieve most of them. The team did not, on the other hand, have a name for their project. Shuttleworth argued strongly that they should call the project “Ubuntu.”</text:p>
      <text:p text:style-name="P4">Ubuntu is a concept and a term from several South African languages, including Zulu and Xhosa. It refers to a South African ideology or ethic that, while difficult to express in English, might roughly be translated as “humanity towards others,” or “I am because we are.” Others have described ubuntu as “the belief in a universal bond of sharing that connects all humanity.” The famous South African human rights champion Archbishop Desmond Tutu explained ubuntu in this way:</text:p>
      <text:p text:style-name="P9">A <text:span text:style-name="T2"><office:annotation><dc:creator>Nancy</dc:creator><dc:date>2006-11-02T00:00:00</dc:date><text:p>Begin EPI</text:p></office:annotation></text:span>person with ubuntu is open and available to others, affirming of others, does not feel threatened that others are able and good, for he or she has a proper self-assurance that comes from knowing that he or she belongs in a greater whole and is diminished when others are humiliated or diminished, when others are tortured or oppressed.<text:span text:style-name="T2"><office:annotation><dc:creator>Nancy</dc:creator><dc:date>2006-11-02T00:00:00</dc:date><text:p>End EPI</text:p></office:annotation></text:span></text:p>
      <text:p text:style-name="P2">Ubuntu played an important role as a founding principle in post-apartheid South Africa and remains a concept familiar to most South Africans today.</text:p>
      <text:p text:style-name="P4">Shuttleworth liked the term Ubuntu as a name for the new project for several reasons. First, it is a South African concept. While the majority of the people who work on Ubuntu are not from South Africa, the roots of the project are in South Africa, and Shuttleworth wanted to choose a name that represented this. Second, the project emphasizes the definition of individuality in terms of relationships with others and provides a profound type of community and sharing—exactly the attitudes of sharing, community, and collaboration that are at the core of free software. The term represented the side of free software that the team wanted to share with the world. Third, the idea of personal relationships built on mutual respect and connections describes the fundamental ground rules for the highly functional community that the Ubuntu team wanted to build. Ubuntu was a term that encapsulated where the project came from, where the project was going, and how the project planned to get there. The name was perfect. It stuck.</text:p>
      <text:p text:style-name="P5"><text:bookmark-start text:name="creating-canonical"/><text:bookmark-end text:name="creating-canonical"/>Creating Canonical<text:span text:style-name="T1"><office:annotation><dc:creator>Nancy</dc:creator><dc:date>2006-11-02T00:00:00</dc:date><text:p>HB</text:p></office:annotation></text:span></text:p>
      <text:p text:style-name="P2">In order to pay developers to work on Ubuntu full time, Shuttleworth needed a company to employ them. He wanted to pick some of the best people for the jobs from within the global free and Open Source communities. These communities, inconveniently for Shuttleworth, know no national and geographic boundaries. Rather than move everyone to a single locale and office, Shuttleworth made the decision to employ these developers through a “virtual company.” While this had obvious drawbacks in the form of high-latency and low-bandwidth connections, different time zones, and much more, it also introduced some major benefits in the particular context of the project. On the one hand, the distributed nature of employees meant that the new company could hire individuals without requiring them to pack up their lives and move to a new country. More importantly, it meant that <text:span text:style-name="T4">everyone</text:span> in the company was dependent on IRC, mailing lists, and online communication mechanisms to do their work. This unintentionally and automatically solved the “water cooler” problem that plagued many other corporately funded free software projects. Namely, that developers would casually speak about their work in person and cut the community and anyone else who didn’t work in the office out of the conversation completely. For the first year, the closest thing that Canonical had to an office was Shuttleworth’s flat in London.</text:p>
      <text:p text:style-name="P4">With time, the company was named Canonical. The name was a nod to the project’s optimistic goals of becoming the canonical place for services and support for free and Open Source software and for Ubuntu in particular. “Canonical” of course, refers to something that is accepted as authoritative. It is a common word in the computer programmer lexicon. It’s important to note that being “canonical” is like being standard—it is not coercive. Unlike holding a monopoly, becoming the canonical location for something implies a similar sort of success—but <text:span text:style-name="T7">never</text:span> one that cannot be undone, and <text:span text:style-name="T7">never</text:span> one that is exclusive. Other companies will support Ubuntu and build operating systems based on it—but as long as Canonical is doing a good job, its role will remain central.</text:p>
      <text:p text:style-name="P3"><text:bookmark-start text:name="what-is-ubuntu"/><text:bookmark-end text:name="what-is-ubuntu"/>What Is Ubuntu?<text:span text:style-name="T1"><office:annotation><dc:creator>Nancy</dc:creator><dc:date>2006-11-02T00:00:00</dc:date><text:p>HA</text:p></office:annotation></text:span></text:p>
      <text:p text:style-name="P2">The Warthogs’ goal and Canonical’s flagship project is Ubuntu. If you’ve gotten this far, you already have some idea of what that means. The rest of this book is about Ubuntu. That said, this section tries to offer a little bit of background that is helpful in understanding exactly <text:span text:style-name="T7">what</text:span> Ubuntu is and what its goals are. </text:p>
      <text:p text:style-name="P5"><text:bookmark-start text:name="what-is-a-distribution"/><text:bookmark-end text:name="what-is-a-distribution"/>What Is a Distribution?<text:span text:style-name="T1"><office:annotation><dc:creator>Nancy</dc:creator><dc:date>2006-11-02T00:00:00</dc:date><text:p>HB</text:p></office:annotation></text:span></text:p>
      <text:p text:style-name="P2">It’s clear to most people that Ubuntu is an OS. The full story is a little more complex. Ubuntu is what is called a “distribution” of GNU Linux—a “distro” for short. Understanding exactly what that means requires, once again, a little bit of history. In the early days of GNU and Linux, users needed a great deal of technical knowledge. Only geeks need apply. There were no Linux “operating systems” in the sense that we usually use the term—there was no single CD or set of disks that one could use to install. Instead, the software was dozens and even hundreds of individual programs—each built different by a differently individual, and each distributed separately. Installing each of the necessary applications would be incredibly time consuming at best. In many cases, incompatibilities and the technical trickery necessary to install software made getting a GNU/Linux system on a hard disk prohibitively difficult. A great deal of knowledge of configuration and programming was necessary just to get a system up and running. As a result, very few people who were not programmers used these early GNU/Linux systems.</text:p>
      <text:p text:style-name="P4">Early distributions were projects that collected all of the necessary pieces of software from all of the different places and put them together in an easier to install form with the most basic configuration already done. These distributions aimed to make using GNU/Linux more convenient, and to bring it to larger groups of users. Today, almost nobody uses GNU/Linux without using a distribution. As a result, distribution names are well known. Ubuntu is such a project. Other popular distros include Red Hat, Novell’s SuSE, TurboLinux, Linspire, Gentoo, and Debian.</text:p>
      <text:p text:style-name="P4">Most distributions contain a similar collection of software. For example, they all contain most of the core pieces of GNU and a Linux kernel. They also almost all contain the X Window System and a set of applications on top of it that may include a Web browser, desktop environment, and an office suite. While distributions started out distributing only the core pieces of the OS, they have grown to include an increasingly wide array of applications as well. A modern distribution includes all of the software that “comes with an OS.” That is, several CDs or DVDs containing anything that most users might want and the distribution is legally allowed to distribute.</text:p>
      <text:p text:style-name="P4">Ubuntu, like other contemporary distros, offers a custom installer, a framework including software and servers to install new software once the system has been installed, a standard configuration method through which many programs can be configured, a standard method through which users can report bugs in their software, and much more. Frequently, distributions also contain large repositories of software on servers accessible through the Internet. To get a sense of scale, Ubuntu includes on the order or 17,000 pieces of software on its central servers—each piece of software is customized slightly and tested to work well with all of the other software on the system. That number grows daily.</text:p>
      <text:p text:style-name="P4">What’s important to realize is that distributions do not, for the most part, write or create the applications you use. The Ubuntu team did not write Linux, and it did not write GNU—although individuals on the team have contributed to both projects. Instead, Ubuntu takes GNU, Linux, and many thousands of other applications, and then tests and integrates them to be accessible under a single installer. Ubuntu is the glue that lets you take a single CD, install hundreds of separate pieces of software, and have them work together as a single, integrated desktop system. If you were to pick up a CD of another distribution such as Debian, Red Hat, or Novell, the software installed would be nearly identical to the software in Ubuntu. The difference would be in the way the software is installed, serviced, upgraded, presented, and the way it integrates with other pieces of software on the system.</text:p>
      <text:p text:style-name="P5"><text:bookmark-start text:name="an-ecosystem-of-distributions"/><text:bookmark-end text:name="an-ecosystem-of-distributions"/>An Ecosystem of Distributions<text:span text:style-name="T1"><office:annotation><dc:creator>Nancy</dc:creator><dc:date>2006-11-02T00:00:00</dc:date><text:p>HB</text:p></office:annotation></text:span></text:p>
      <text:p text:style-name="P2">There are many hundreds of GNU/Linux distributions in active use today. A quick look at Distrowatch’s (<text:a xlink:type="simple" xlink:href="http://www.distrowatch.com/"><text:span text:style-name="Internet_20_link">www.distrowatch.com</text:span></text:a>) database demonstrates the staggering number and growth of distributions. One of the first GNU/Linux distributions was called <text:span text:style-name="T3">Softlanding Linux System</text:span> or SLS. For a number of reasons, a programmer named Patrick Volkerding thought he could improve on SLS. Because SLS was free software, Volkerding had the freedom to make a derivative version of SLS and distribute it. Volkerding did just this when he took SLS’s code and used it as the framework or model upon which to create his own variant called <text:span text:style-name="T3">Slackware</text:span><text:span text:style-name="T9">.</text:span> Subsequently, <text:span text:style-name="T3">Slackware</text:span> became the first widely successful GNU/Linux distribution and is maintained to this day.</text:p>
      <text:p text:style-name="P4">With time, the landscape of GNU/Linux distribution has changed. However, the important role of derivation that made Slackware possible has remained fully intact and is still shaping this landscape. Today, the hundreds of GNU/Linux distributions serve a multitude of users for a myriad of purposes: There are distributions specially designed for children, dentists, and for speakers of many of the world’s languages. There are distributions for science, for business, for servers, for PDAs, for nonprofit organizations, for musicians and for countless other groups.</text:p>
      <text:p text:style-name="P4">Despite this diversity, the vast majority of derivatives can be traced back to one of two “parent” distributions: Red Hat and Debian. While it is not necessary to understand the details of how these projects differ, it’s useful to know that Red Hat and Debian offer two compelling, but frequently different, platforms. Each project has strengths and weaknesses. For almost every group making a Linux-based OS one of these projects acts as “square one” (with a few notable exceptions, such as the Gentoo project). </text:p>
      <text:p text:style-name="P4">However, while the process of deriving distributions has allowed for a proliferation of OS platforms serving a vast multiplicity of needs, the derivative process has, historically, been largely a one-way process. New distributions based on Red Hat—Mandriva and Novell’s SuSE for example—begin with Red Hat or a subset of Red Hat technology and then customize and diverge. Very few of these changes ever make it back into Red Hat and, with time, distributions tend to diverge to the point of irreconcilable incompatibility. While the software that each system includes remains largely consistent across all distributions, the way that it is packaged, presented, installed and configured becomes increasingly differentiated. During this process, interdistribution sharing and collaboration was growing in difficultly.</text:p>
      <text:p text:style-name="P4">This growing divergence is indicative of a more general problem faced by distributions in getting changes “upstream.” Frequently, the users of GNU/Linux distributions find and report problems in their software. Frequently, distributions fix the bugs in question. While sometimes these bugs are in changes introduced by the distribution, often these bugs exist in the “upstream” version of the software and the fix applies to <text:span text:style-name="T4">every</text:span> distribution. What is not uncommon, but is unfortunately <text:span text:style-name="T4">much</text:span> less frequent, is for these bug fixes to be pushed upstream so that every distribution and user get to use them. This lack of collaboration is rarely due to malice, incompetence, or any tactical or strategic decision made by developers or their employers. Instead, tracking and monitoring changes <text:span text:style-name="T7">across</text:span> distributions and in relation to upstream developers is complicated and difficult. It’s a fact of life that sometimes changes fall on the floor. These failures are simply the product of distribution-building processes, policies, and tools that approach distributions as products in and of themselves—not processes within an ecosystem.</text:p>
      <text:p text:style-name="P4">Like many other distributions, Ubuntu is a derivative of Debian. Unlike many derivatives, Ubuntu has made it one of its primary goals to explore the possibility of a better derivation process with Debian, with Debian and Ubuntu’s common upstreams (e.g., projects such as Linux or GNU), and with Ubuntu’s <text:span text:style-name="T7">own </text:span>derivatives. A more in-depth discussion of Debian can help explain how Ubuntu positions itself within the free software world.</text:p>
      <text:p text:style-name="P5"><text:bookmark-start text:name="the-debian-project-and-the-free-software"/><text:bookmark-end text:name="the-debian-project-and-the-free-software"/>The Debian Project and the Free Software Universe<text:span text:style-name="T1"><office:annotation><dc:creator>Nancy</dc:creator><dc:date>2006-11-02T00:00:00</dc:date><text:p>HB</text:p></office:annotation></text:span></text:p>
      <text:p text:style-name="P2">Debian is a distribution backed by a volunteer project of 1,000 official members and many more volunteers and contributors. It has expanded to encompass nearly 17,000 packages of free and Open Source applications and documentation. Debian’s history and structure make it very good at certain things. For example, Debian has a well-deserved reputation for integrated package management and access to a large list of free software applications. However, as a voluntary and largely nonhierarchical organization, there are also several things that Debian has trouble providing. Frequent and reliable releases, corporate support and liability, and a top-down consistency on the desktop have each proved to be difficult for Debian to offer.</text:p>
      <text:p text:style-name="P4">Each new distribution exists for a reason. Creating a new distribution, even a derivative, is far from easy. In large part, Ubuntu exists to build off the many successes of the Debian project while solving some of the problems it struggles with. The goal is to create a synthetic whole that appeals to users who had previously not been able or willing to use Debian. </text:p>
      <text:p text:style-name="P4">In building off the great work of the Debian project, as well as GNU, Linux, and other projects that Debian is built on, Ubuntu wanted to explore a new style of derivation that focused on a tighter interproject relationship within an ecosystem of different developers. While Ubuntu tries to improve and build on Debian’s success, the project is in no way trying to replace Debian. On the contrary, Ubuntu couldn’t exist without the Debian project and its large volunteer and software base, and the high degree of quality that Debian consistently provides. This symbiotic relationship between Ubuntu and Debian is mirrored in the way that both Ubuntu and Debian depend heavily on projects such as GNU and Linux to produce great software which they can each package and distribute. Ubuntu sets out explicitly to build a symbiotic relationship both with Debian and their common "upstream." </text:p>
      <text:p text:style-name="P4">The relationship between Ubuntu and Debian has not been simple, straightforward, or painless and has involved patience and learning on both sides. With time, both groups have found ways to work together that seem to offer major benefits over the traditional derive-and-forget model. It is through a complex series of technological, social, and even political processes—many of which will be described in the rest of this chapter—that Ubuntu tries to create a better way of building a free software distribution.</text:p>
      <text:p text:style-name="P5"><text:bookmark-start text:name="community"/><text:bookmark-end text:name="community"/>The Ubuntu Community<text:span text:style-name="T1"><office:annotation><dc:creator>Nancy</dc:creator><dc:date>2006-11-02T00:00:00</dc:date><text:p>HB</text:p></office:annotation></text:span></text:p>
      <text:p text:style-name="P2">If you’ve read up until this point, you may have noticed a theme that permeates the Ubuntu project on several levels. The history of free software and Open Source is one of a profoundly effective <text:span text:style-name="T7">community</text:span>. Similarly, in building a GNU/Linux distribution, Ubuntu has tried to focus on an ecosystem model—an organization of organizations—in other words, a community. Even the definition of the term “ubuntu” after which the project is named is one that revolves around people interacting in a community.</text:p>
      <text:p text:style-name="P4">It comes as no surprise then that an “internal” community plays heavily into the way that the Ubuntu distribution is created. While the Ubuntu 4.10 version (<text:span text:style-name="WW-Quotation">Warty Warthog</text:span>) was primarily built by a small number of people, Ubuntu only achieved widespread success through contributions by a much larger group that included programmers, documentation writers, volunteer support staff, and users. While Canonical employs several dozen active contributors to Ubuntu, the distribution has, from day one, encouraged contributions from <text:span text:style-name="T7">anyone</text:span> in the community and rewards and recognizes contributions by all. Rather than taking center stage, paid contributors are <text:span text:style-name="T7">not </text:span>employed by Ubuntu—instead they are employed by Canonical Ltd. These employees are treated simply as another set of community members. They must apply for membership in the Ubuntu community and have their contributions recognized in the same way as anyone else. All nonbusiness related communication about the Ubuntu project occurs in public and in the community. Volunteer community members occupy seats on the two most important governing boards of the Ubuntu project, the Technical Board, which oversees all technical matters and the Community Council, which approves new Ubuntu members and resolves disputes. Seats on both boards are approved by the relevant community, developers for the Technical Board and Ubuntu members for the Community Council.</text:p>
      <text:p text:style-name="P4">In order to harness and encourage the contributions of its community, Ubuntu has striven to balance the important role that Canonical plays with the value of empowering individuals in the community. The Ubuntu project is based on a fundamental belief that great software is built, supported, and maintained only in a strong relationship with the individuals that use the software. In this way, by fostering and supporting a vibrant community, Ubuntu can achieve much more than it could through paid development alone. The people on the project believe that while the contributions of Canonical and Shuttleworth have provided an important catalyst for the processes that have built Ubuntu, it is the community that brought the distribution its success to date. The project members believe that it is only through increasing reliance on the community that the project’s success will continue to grow. We won’t outspend the proprietary software industry. As a community though, we are very much more.</text:p>
      <text:p text:style-name="P4">The nature of the Ubuntu community will be described in depth in Chapter 8, which is wholly devoted to the subject. Finally, it is worth noting that, while this book is official, none of its authors are Canonical employees. This book, like much of the rest of Ubuntu, is purely a product of the project’s community.</text:p>
      <text:p text:style-name="P3"><text:bookmark-start text:name="ubuntu-core-concepts"/><text:bookmark-end text:name="ubuntu-core-concepts"/>Ubuntu Promises and Goals<text:span text:style-name="T1"><office:annotation><dc:creator>Nancy</dc:creator><dc:date>2006-11-02T00:00:00</dc:date><text:p>HA</text:p></office:annotation></text:span></text:p>
      <text:p text:style-name="P2">So far, this book has been about the prehistory, history, and context of the Ubuntu project. After this chapter, the book will focus on the distribution itself. Before proceeding, it’s important to understand the goals that motivated the project.</text:p>
      <text:p text:style-name="P5"><text:bookmark-start text:name="philosophy-and-promises"/><text:bookmark-end text:name="philosophy-and-promises"/>Philosophical Goals<text:span text:style-name="T1"><office:annotation><dc:creator>Nancy</dc:creator><dc:date>2006-11-02T00:00:00</dc:date><text:p>HB</text:p></office:annotation></text:span></text:p>
      <text:p text:style-name="P2">The most important goals of the Ubuntu project are philosophical in nature. The Ubuntu project lays out its philosophy in a series of documents on its Web site that are important enough that we’ve included many of them verbatim in Appendix B<text:span text:style-name="T2"><office:annotation><dc:creator>Nancy</dc:creator><dc:date>2006-11-02T00:00:00</dc:date><text:p>Xref verified.</text:p></office:annotation></text:span> of this book. In the most central of these documents, the team summarizes their charter and their major philosophical goals and underpinnings:</text:p>
      <text:p text:style-name="P9">Ubuntu <text:span text:style-name="T2"><office:annotation><dc:creator>Nancy</dc:creator><dc:date>2006-11-02T00:00:00</dc:date><text:p>Begin EPI</text:p></office:annotation></text:span>is a community driven project to create an OS and a full set of applications using free and Open Source software. At the core of the Ubuntu Philosophy of Software Freedom are these core philosophical ideals:</text:p>
      <text:p text:style-name="P10">1.<text:tab/>Every<text:span text:style-name="T2"><office:annotation><dc:creator>Nancy</dc:creator><dc:date>2006-11-02T00:00:00</dc:date><text:p>NL</text:p></office:annotation></text:span> computer user should have the freedom to run, copy, distribute, study, share, change, and improve their software for any purpose without paying licensing fees. </text:p>
      <text:p text:style-name="P10">2.<text:tab/>Every <text:span text:style-name="T2"><office:annotation><dc:creator>Nancy</dc:creator><dc:date>2006-11-02T00:00:00</dc:date><text:p>NL</text:p></office:annotation></text:span>computer user should be able to use their software in the language of their choice. </text:p>
      <text:p text:style-name="P10">3.<text:tab/>Every <text:span text:style-name="T2"><office:annotation><dc:creator>Nancy</dc:creator><dc:date>2006-11-02T00:00:00</dc:date><text:p>NL</text:p></office:annotation></text:span>computer user should be given every opportunity to use software even if they work under a disability.<text:span text:style-name="T2"><office:annotation><dc:creator>Nancy</dc:creator><dc:date>2006-11-02T00:00:00</dc:date><text:p>End EPI</text:p></office:annotation></text:span></text:p>
      <text:p text:style-name="P4">The first item should be familiar by now. It is merely a recapitulation of Stallman’s free software definition quoted above in the section on free software history. In it, the Ubuntu project makes explicit its goals that every user of software should have the freedoms required by free software. This is important for a number of reasons. First, it offers users all of the practical benefits of software that runs better, faster, and more flexibly. More importantly, it gives every user the capability to transcend their role as a user and a consumer of their software. Ubuntu wants software to be empowering and to work in the ways that users want it to work. Ubuntu wants every user to have the ability to make sure it works for them. To do this, software <text:span text:style-name="T4">must</text:span> be free, so Ubuntu makes this a requirement and a philosophical promise.</text:p>
      <text:p text:style-name="P4">Of course, the core goals of Ubuntu do not end with the free software definition. Instead, the project articulates two new, but equally important goals. The first of these is that every computer user should be able to use their computer in the language of their choice as a nod to the fact that the majority of the world’s population does not speak English while the vast majority of software interacts only in that language. To be useful, source code comments, programming languages, documentation, and the texts and menus in computer programs must be written in <text:span text:style-name="T4">some</text:span> language. Arguably the world’s most international language is a reasonably good choice. However, there is no language that everyone speaks, and English is not useful to the majority of the world’s population that does not speak it. Computers can be a great tool for empowerment and education, but <text:span text:style-name="T7">only</text:span> if the user can understand the words in their computer’s interface. As a result, Ubuntu believes that it is the project’s—and community’s—responsibility to ensure that <text:span text:style-name="T7">every</text:span> user can easily use Ubuntu to read and write in the language with which they are most comfortable.</text:p>
      <text:p text:style-name="P4">The ability to make modifications—a requirement of free software and of Ubuntu’s first philosophical point—makes this type of translation possible. This book is a case in point. While this book only helps explain Ubuntu to the relatively small subset of the world that already speaks English, the choice to write this book in English was made to enable it to have the widest impact. More importantly, it is distributed under a license that allows for translation, modification, and redistribution. The authors of this book cannot write this book in all of the world’s languages—or even more than one of them. Instead, we have attempted to eliminate unnecessary legal restrictions and other barriers that might keep the community from taking on the translation work.</text:p>
      <text:p text:style-name="P4">Finally, just as no person should be blocked from using a computer simply because they do not know a particular language, no user should be blocked from using a computer because they have a disability. Ubuntu must be accessible to users with motor disabilities, vision disabilities, and hearing disabilities. It should provide input and output in a variety of forms to account for each of these situations and for others. A significant percentage of the world’s most intelligent and creative individuals have disabilities. Ubuntu’s impact should not be limited to any subset of the world when it can be fully inclusive. More importantly, Ubuntu should be able to harness the ability of these individuals as community members to build a better and more effective community.</text:p>
      <text:p text:style-name="P5"><text:bookmark-start text:name="code-of-conduct"/><text:bookmark-end text:name="code-of-conduct"/>Conduct Goals and <text:span text:style-name="T10">Code of Conduct</text:span><text:span text:style-name="T1"><office:annotation><dc:creator>Nancy</dc:creator><dc:date>2006-11-02T00:00:00</dc:date><text:p>HB</text:p></office:annotation></text:span></text:p>
      <text:p text:style-name="P2">If Ubuntu’s philosophical commitments describe the why of the Ubuntu project, the Code of Conduct describes Ubuntu’s how. Ubuntu’s Code of Conduct (CoC) is, arguably, the most important document in the day-to-day operation of the Ubuntu community and sets the ground rules for work and cooperation within the project. Explicit agreement to the document is the only criteria for becoming an officially recognized Ubuntu activist—an “Ubuntero”—and is an essential step toward membership in the project. Signing the Ubuntu Code of Conduct and becoming an Ubuntu Member is described in more depth in Chapter 6.</text:p>
      <text:p text:style-name="P4">The CoC, which can be read in full in Appendix B<text:span text:style-name="T2"><office:annotation><dc:creator>Nancy</dc:creator><dc:date>2006-11-02T00:00:00</dc:date><text:p>Xref verified.</text:p></office:annotation></text:span>, covers “behavior as a member of the Ubuntu Community, in any forum, mailing list, wiki, Web site, IRC channel, install-fest, public meeting or private correspondence.” The CoC goes into some degree of depth on a series of points that fall under the following headings:</text:p>
      <text:p text:style-name="P6"><text:s/><text:tab/>Be <text:span text:style-name="T2"><office:annotation><dc:creator>Nancy</dc:creator><dc:date>2006-11-02T00:00:00</dc:date><text:p>BL</text:p></office:annotation></text:span>considerate. </text:p>
      <text:p text:style-name="P7"><text:s/><text:tab/>Be <text:span text:style-name="T2"><office:annotation><dc:creator>Nancy</dc:creator><dc:date>2006-11-02T00:00:00</dc:date><text:p>BL</text:p></office:annotation></text:span>respectful. </text:p>
      <text:p text:style-name="P7"><text:s/><text:tab/>Be <text:span text:style-name="T2"><office:annotation><dc:creator>Nancy</dc:creator><dc:date>2006-11-02T00:00:00</dc:date><text:p>BL</text:p></office:annotation></text:span>collaborative. </text:p>
      <text:p text:style-name="P7"><text:s/><text:tab/>When <text:span text:style-name="T2"><office:annotation><dc:creator>Nancy</dc:creator><dc:date>2006-11-02T00:00:00</dc:date><text:p>BL</text:p></office:annotation></text:span>you disagree, consult others. </text:p>
      <text:p text:style-name="P7"><text:s/><text:tab/>When <text:span text:style-name="T2"><office:annotation><dc:creator>Nancy</dc:creator><dc:date>2006-11-02T00:00:00</dc:date><text:p>BL</text:p></office:annotation></text:span>you are unsure, ask for help. </text:p>
      <text:p text:style-name="P8"><text:s/><text:tab/>Step <text:span text:style-name="T2"><office:annotation><dc:creator>Nancy</dc:creator><dc:date>2006-11-02T00:00:00</dc:date><text:p>BL</text:p></office:annotation></text:span>down considerately. </text:p>
      <text:p text:style-name="P2">Many of these headings seem like common sense or common courtesy to many, and that is by design. Nothing in the CoC is controversial or radical, and it was never designed to be.</text:p>
      <text:p text:style-name="P4">More difficult is the fact that nothing is easy to enforce or decide because acting considerately, respectfully, and collaboratively is often very subjective. There is room for honest disagreements and hurt feelings. These are accepted shortcomings. The CoC was not designed to be a law with explicit prohibitions on phrases, language, or actions. Instead, it aims to provide a constitution and a reminder that considerate and respectful discussion is <text:span text:style-name="T7">essential</text:span> to the health and vitality of the project. In situations where there is a serious disagreement on whether a community member has violated or is violating the code, the Community Council—a body which will be discussed in depth in Chapter 8<text:span text:style-name="T2"><office:annotation><dc:creator>Nancy</dc:creator><dc:date>2006-11-02T00:00:00</dc:date><text:p>Xref verified.</text:p></office:annotation></text:span>—is available to arbitrate disputes and decide what action, if any, is appropriate.</text:p>
      <text:p text:style-name="P4">Nobody involved in the Ubuntu project, including Shuttleworth and the other members of the Community Council, is above the CoC. The CoC is <text:span text:style-name="T7">never</text:span> optional and <text:span text:style-name="T7">never</text:span> waived. Of course, it was in no way designed to eliminate conflict or disagreement. Arguments are at least as common in Ubuntu as they are in other projects and online communities. However, there is a common understanding within the project that arguments should happen in an environment of collaboration and mutual respect. This allows for <text:span text:style-name="T8">better</text:span> arguments with <text:span text:style-name="T4">better</text:span> results—and with less hurt feelings and fewer bruised egos.</text:p>
      <text:p text:style-name="P4">While it is sometimes incorrectly used as such, the CoC is not a stick to be wielded against an opponent in an argument. Instead, it is a useful point of reference upon which we can assume consensus within the Ubuntu community. Frequently, if groups in the community feel another member is acting in a way that is out of line with the code, the group will gently remind the community member, often privately, that the CoC is in effect. In almost all situations, this is enough to avoid any further action or conflict. Very few CoC violations are ever brought before the Community Council.</text:p>
      <text:p text:style-name="P5"><text:bookmark-start text:name="technical-promises"/><text:bookmark-end text:name="technical-promises"/>Technical Goals<text:span text:style-name="T1"><office:annotation><dc:creator>Nancy</dc:creator><dc:date>2006-11-02T00:00:00</dc:date><text:p>HB</text:p></office:annotation></text:span></text:p>
      <text:p text:style-name="P2">While a respectful community and adherence to a set of philosophical goals provide an important frame in which the Ubuntu project works, Ubuntu is, at the end of the day, a technical project. As a result, it only makes sense that in addition to philosophical goals and a project constitution Ubuntu also have a set of technical goals.</text:p>
      <text:p text:style-name="P4">The first technical goal of the project, and perhaps the most important one, is the coordination of regular and predictable releases. In April 2004 at the Warthogs meeting, the project set a goal for its initial proof-of-concept release six months out. In part due to the resounding success of that project, and in larger part due to the GNOME release schedule, the team has stuck to a regular and predictable six-month release cycle and has only now—two years later—chosen to extend the release schedule by six weeks and only after obtaining community consensus on the decision. Frequent releases are important because it means that users are able to use the latest and greatest free software available—something that is essential in a development environment that is as vibrant and rapidly changing and improving as the free software community. Predictable releases are important, especially to businesses, because it means that they can organize their business plans around Ubuntu. Through consistent releases, Ubuntu can provide a platform that businesses and derivative distributions can rely upon to grow and build.</text:p>
      <text:p text:style-name="P4">While releasing frequently and reliably is important, the released software must then be supported. Ubuntu, like all distributions, must deal with the fact that <text:span text:style-name="T7">all</text:span> software has bugs. Most bugs are minor, but fixing them may introduce even worse issues. Therefore, fixing bugs after a release must be done carefully or not at all. Ubuntu only engages in major changes, including bug fixes, <text:span text:style-name="T7">between</text:span> releases when the changes can be extensively tested. However, some bugs risk the loss of users’ information or are a serious security vulnerability. These bugs are fixed immediately and made available as updates for the released distribution. Ubuntu works hard to find and minimize all types of bugs before releases and is largely successful in squashing the worst. However, because there is always the possibility that more of these bugs will be found, Ubuntu commits to supporting <text:span text:style-name="T7">every</text:span> release for 18 months after it is released. In the case of Ubuntu 6.06 (Dapper Drake), the project is going well beyond even this and committing to support the release for three full years on desktop computers and for five years in a server configuration.</text:p>
      <text:p text:style-name="P4">This bipartite approach to servers and desktops implies the third major technical commitment of the Ubuntu project: support for both servers and desktop computers in separate but equally emphasized modes. While Ubuntu is more well known, and perhaps more popular, in desktop configurations there exist teams of Ubuntu developers focused both on server and desktop users. The Ubuntu project believes that both desktops and servers are essential and provides installation methods on every CD for both types of systems. Ubuntu provides tested and supported software appropriate to the most common actions in both environments and documentation for each. This book contains information on running Ubuntu both on the desktop and on a server.</text:p>
      <text:p text:style-name="P4">Finally, Ubuntu is committed to making it as easy as possible for users to transcend their role as the consumers and users of software and to take advantage of each of freedoms central to our philosophy. As a result, Ubuntu has tried to focus its development around the use and promotion of a single programming language, Python. The project has worked to ensure that Python is widely used throughout the system. By ensuring that desktop applications, text-based or console applications, and many of the “guts” of the system are written in or extensible in Python, Ubuntu is working to ensure that users need only learn one language in order to take advantage of, automate, and tweak many parts of their computer system.</text:p>
      <text:p text:style-name="P5"><text:bookmark-start text:name="bug-1"/><text:bookmark-end text:name="bug-1"/>Bug #1<text:span text:style-name="T1"><office:annotation><dc:creator>Nancy</dc:creator><dc:date>2006-11-02T00:00:00</dc:date><text:p>HB</text:p></office:annotation></text:span></text:p>
      <text:p text:style-name="P2">Of course, Ubuntu’s goals are not only to build an OS that lives up to our philosophy or technical goals and to do it on our terms—although we probably would be happy if we only achieved that. Our <text:span text:style-name="T4">ultimate goal</text:span>, the one that supersedes and influences all other, is to spread our great software, our frequent releases, and the freedoms enshrined in our philosophy to as many computer users in as many countries as possible. Ubuntu’s ultimate goal is not to become the mostly used <text:span text:style-name="T7">GNU/Linux distribution</text:span> in the world, it is to become the most widely used <text:span text:style-name="T10">OS</text:span> in the world..</text:p>
      <text:p text:style-name="P4">The first bug in Malone, a bug tracking system that Ubuntu uses, illustrates this fact. The bug, filed by Shuttleworth at severity “critical” remains open today and can be viewed online at <text:a xlink:type="simple" xlink:href="https://launchpad.net/distros/ubuntu/+bug/1"><text:span text:style-name="Internet_20_link">https://launchpad.net/distros/ubuntu/+bug/1</text:span></text:a>. The text of the bug reads:</text:p>
      <text:p text:style-name="P9">Microsoft <text:span text:style-name="T2"><office:annotation><dc:creator>Nancy</dc:creator><dc:date>2006-11-02T00:00:00</dc:date><text:p>Begin EPI</text:p></office:annotation></text:span>has a majority market share | Non-free software is holding back innovation in the IT industry, restricting access to IT to a small part of the world’s population and limiting the ability of software developers to reach their full potential, globally. This bug is widely evident in the PC industry.</text:p>
      <text:p text:style-name="P9">Steps to repeat:</text:p>
      <text:p text:style-name="P10">1.<text:tab/>Visit a local PC store. </text:p>
      <text:p text:style-name="P9">What happens:</text:p>
      <text:p text:style-name="P10">1.<text:tab/>Observe that a majority of PCs for sale have non-free software preinstalled. </text:p>
      <text:p text:style-name="P10">2.<text:tab/>Observe very few PCs with Ubuntu and free software preinstalled. </text:p>
      <text:p text:style-name="P9">What should happen:</text:p>
      <text:p text:style-name="P10">1.<text:tab/>A majority of the PCs for sale should include only free software such as Ubuntu. </text:p>
      <text:p text:style-name="P10">2.<text:tab/>Ubuntu should be marketed in a way such that it’s amazing features and benefits would be apparent and known by all. </text:p>
      <text:p text:style-name="P10">3.<text:tab/>The system shall become more and more user friendly as time passes.<text:span text:style-name="T2"><office:annotation><dc:creator>Nancy</dc:creator><dc:date>2006-11-02T00:00:00</dc:date><text:p>End EPI</text:p></office:annotation></text:span> </text:p>
      <text:p text:style-name="P4">Many have described Ubuntu’s success in the last two years as amazing. For a new GNU/Linux distribution, the level and speed of success has certainly been unprecedented. During this period, Ubuntu has lived up to both its philosophical and technical commitments, achieved many of its goals, and built a vibrant community of users and contributors who have accomplished monumental amounts while collaborating in a culture of respect and understanding fully in line with the Ubuntu code of conduct. However, Bug #1 demonstrates that the Ubuntu project will only be declared a complete success when Ubuntu’s standards of freedom, technical excellence, and conduct are the norm <text:span text:style-name="T7">everywhere</text:span> in the software world.</text:p>
      <text:p text:style-name="P3"><text:bookmark-start text:name="canonical-and-the-ubuntu-foundation"/><text:bookmark-end text:name="canonical-and-the-ubuntu-foundation"/>Canonical and the Ubuntu Foundation<text:span text:style-name="T1"><office:annotation><dc:creator>Nancy</dc:creator><dc:date>2006-11-02T00:00:00</dc:date><text:p>HA</text:p></office:annotation></text:span></text:p>
      <text:p text:style-name="P2">While Ubuntu is an organization driven by a community, several organizations play an important role in its structure and organization. Foremost among these are Canonical Ltd., a for-profit company introduced as part of the Ubuntu history description, and the Ubuntu Foundation which is introduced below.</text:p>
      <text:p text:style-name="P5"><text:bookmark-start text:name="canonical-ltd"/><text:bookmark-end text:name="canonical-ltd"/>Canonical Ltd.<text:span text:style-name="T1"><office:annotation><dc:creator>Nancy</dc:creator><dc:date>2006-11-02T00:00:00</dc:date><text:p>HB</text:p></office:annotation></text:span></text:p>
      <text:p text:style-name="P2">As mentioned above, Canonical Ltd. is a company founded by Shuttleworth with the primary goal of developing and supported the Ubuntu distribution. Many of the core developers on Ubuntu—although no longer a majority of them—work full-time or part-time under contract for Canonical Ltd. This funding by Canonical allows Ubuntu to make the type of support commitments that it does. Ubuntu can claim that it will release in six months because releasing, in one form or another, is something that the paid workers at Canonical can ensure. As an all-volunteer organization, Debian suffered from an inability to set and meet deadlines—volunteers become busy or have other deadlines in their paying jobs that take precedence. By offering a subset of developers paying jobs, Canonical can set support and release deadlines and ensure that they are met.</text:p>
      <text:p text:style-name="P4">In this way, Canonical ensures that Ubuntu’s bottom-line commitments are followed through on. Of course, Canonical neither funds all Ubuntu work, nor could it. Canonical can release <text:span text:style-name="T7">a distribution </text:span>every six months, but that distribution will be <text:span text:style-name="T7">much</text:span> better and more usable through contributions from the community of users. Most features, most new pieces of software, almost all translations, almost all documentation, and much more is done outside of Canonical. Instead, Canonical ensures that deadlines are met and that the essential work, regardless of whether it’s fun, gets done.</text:p>
      <text:p text:style-name="P4">Canonical Ltd. was incorporated on the Isle of Man—a tiny island nation between Wales and Ireland that is mostly well known as a haven for international businesses. Since Canonical’s staff is sprinkled across the globe and no proper office is necessary, the Isle of Man seemed like as good a place as any for the company to hang its sign.</text:p>
      <text:p text:style-name="P5"><text:bookmark-start text:name="canonical-services"/><text:bookmark-end text:name="canonical-services"/>Canonical’s Service and Support<text:span text:style-name="T1"><office:annotation><dc:creator>Nancy</dc:creator><dc:date>2006-11-02T00:00:00</dc:date><text:p>HB</text:p></office:annotation></text:span></text:p>
      <text:p text:style-name="P2">While it is surprising to many, less than half of Canonical’s employees work on the Ubuntu project. The rest of the employees fall into several categories: business development, support and administration, and development on the Bazaar and Launchpad projects.</text:p>
      <text:p text:style-name="P4">Individuals involved in business development help create strategic deals and certification programs with other companies—primarily around Ubuntu. In large part, these are things that the community is either ill-suited for or uninterested in as a whole. One example of business development work is the process of working with companies to ensure that their software (usually proprietary) is built and certified to run on Ubuntu. For example, Canonical worked with IBM to ensure that their popular DB2 database would run on Ubuntu and, when this was achieved, worked to have Ubuntu certified as a platform that would run DB2. Similarly, Canonical worked with HP to ensure that Ubuntu could be installed in the factory on their laptops for sale in Europe as an option for their customers. A third example is the production of this book which, published by Pearson’s Prentice Hall imprint, was a product of work with Canonical.</text:p>
      <text:p text:style-name="P4">Canonical also plays an import support role in the Ubuntu project in three ways. First, Canonical supports the development of the Ubuntu project. For example, Canonical system administrators keep servers that support development and distribution of Ubuntu up and running. Second, Canonical helps support Ubuntu users directly. Canonical does this by offering phone and e-mail support to users and by arranging for support contracts with larger companies and organizations. This support is over and above the free (i.e., gratis) support offered by the community—this “commercial support” is offered at a fee, and is either part of a longer-term “flat fee” support contract, or is pay-per-instance. Finally, Ubuntu supports other support organizations. Canonical does not seek or try to enforce a monopoly on Ubuntu support; it proudly lists <text:span text:style-name="T7">hundreds</text:span> of other organizations offering support for Ubuntu on the Ubuntu Web pages. Instead, Canonical offers what is called “second-tier” support to these organizations. Because Canonical employs many of the core Ubuntu developers, the company is very well suited to taking action on many of the tougher problems that these support organizations may run into. With its concentrated expertise, Canonical can offer this type of “backup” or secondary support to these organizations.</text:p>
      <text:p text:style-name="P5"><text:bookmark-start text:name="bazaar-and-launchpad"/><text:bookmark-end text:name="bazaar-and-launchpad"/>Bazaar and Launchpad<text:span text:style-name="T1"><office:annotation><dc:creator>Nancy</dc:creator><dc:date>2006-11-02T00:00:00</dc:date><text:p>HB</text:p></office:annotation></text:span></text:p>
      <text:p text:style-name="P11">In addition to support and development on Ubuntu, Canonical Ltd. funds the development of Bazaar-NG, a distributed version control tool, and the Launchpad project. Bazaar-NG is a tool for developing software that is used heavily in Ubuntu, and plays an important role in technical processes through which Ubuntu is forged. However, the software, which is similar in functionality to other version control systems such as CVS, Subversion, or BitKeeper, is useful in a variety of other projects as well. More importantly, Bazaar-NG acts as the workhorse behind Launchpad.</text:p>
      <text:p text:style-name="P4">More than half of Canonical’s technical employees work on the Launchpad project. Launchpad is an ambitious Web-based superstructure application that consists of several highly integrated tools. The software plays a central role in Ubuntu development but is also used for the development of other distributions—especially those based on Ubuntu. The Launchpad consists of the following pieces:</text:p>
      <text:p text:style-name="P6"><text:span text:style-name="T5"><text:s/></text:span><text:span text:style-name="Emphasis"><text:tab/></text:span><text:span text:style-name="T11">Rosetta</text:span><text:span text:style-name="T2"><office:annotation><dc:creator>Nancy</dc:creator><dc:date>2006-11-02T00:00:00</dc:date><text:p>BL</text:p></office:annotation></text:span><text:span text:style-name="T11">: </text:span></text:p>
      <text:p text:style-name="P6"><text:tab/>A Web-based system for easily translating almost any piece of free software from English into almost any language. Rosetta is named after the Rosetta Stone, which helped linguists finally crack the code of Egyptian hieroglyphics.</text:p>
      <text:p text:style-name="P7"><text:span text:style-name="T5"><text:s/></text:span><text:span text:style-name="Emphasis"><text:tab/></text:span><text:span text:style-name="T11">Malone</text:span><text:span text:style-name="T2"><office:annotation><dc:creator>Nancy</dc:creator><dc:date>2006-11-02T00:00:00</dc:date><text:p>BL</text:p></office:annotation></text:span><text:span text:style-name="T11">: </text:span></text:p>
      <text:p text:style-name="P7"><text:tab/>The bug-tracking system that Ubuntu uses to manage and track bugs. It both tracks bugs across different versions of Ubuntu and allows the Ubuntu community to see the status of that bug in other places, including other distributions and potentially upstream. Malone is a reference to the gangster movie musical <text:span text:style-name="T9">Bugsy Malone</text:span>.</text:p>
      <text:p text:style-name="P8"><text:span text:style-name="T5"><text:s/></text:span><text:span text:style-name="Emphasis"><text:tab/></text:span><text:span text:style-name="T11">Soyuz</text:span><text:span text:style-name="T2"><office:annotation><dc:creator>Nancy</dc:creator><dc:date>2006-11-02T00:00:00</dc:date><text:p>BL</text:p></office:annotation></text:span><text:span text:style-name="T11">: </text:span></text:p>
      <text:p text:style-name="P8"><text:tab/>The distribution management part of Launchpad that now controls the processes by which Ubuntu packages are built, tested, and migrated between different parts of the distribution. Soyuz is a reference to the type of Russian rocket that took Mark Shuttleworth to space. The word, in Russian, means “union.”</text:p>
      <text:p text:style-name="P4">Launchpad and its components are discussed in more depth in Chapter 9<text:span text:style-name="T2"><office:annotation><dc:creator>Nancy</dc:creator><dc:date>2006-11-02T00:00:00</dc:date><text:p>Xref verified.</text:p></office:annotation></text:span>. The importance of Launchpad in the Ubuntu project cannot be overstated. In addition to handling bugs, translations, and distribution building, Launchpad also handles Web site authentication and codifies team membership in the Ubuntu project. It is the place where all work in Ubuntu is tracked and recorded. Any member of the Ubuntu community and any person who contributes to Ubuntu in almost any way will, in due course, find themselves creating an account in Launchpad.</text:p>
      <text:p text:style-name="P5">The Ubuntu Foundation<text:span text:style-name="T1"><office:annotation><dc:creator>Nancy</dc:creator><dc:date>2006-11-02T00:00:00</dc:date><text:p>HB</text:p></office:annotation></text:span></text:p>
      <text:p text:style-name="P2">Finally, in addition to Canonical and the full Ubuntu community, the Ubuntu project is supported by the Ubuntu Foundation, which was announced by Shuttleworth with an initial funding commitment of $10 million. The foundation, like Canonical, is based on the Isle of Man. The organization is advised by the Ubuntu Community Council.</text:p>
      <text:p text:style-name="P4">Unlike Canonical, the Foundation does not play an active role in the day-to-day life of Ubuntu. At the moment, the foundation is little more than a pile of money that exists to endow and ensure Ubuntu’s future. Because Canonical is a young company, many companies and individuals find it difficult to trust that Canonical will be able provide support for Ubuntu in the time frames (e.g., three to five years) that it claims it will be able to do. The Ubuntu Foundation exists to allay those fears.</text:p>
      <text:p text:style-name="P4">If something bad were to happen to Shuttleworth or to Canonical that caused either to be unable to support Ubuntu development and maintain the distribution, the Ubuntu Foundation exists to carry on many of Canonical’s core activities well into the future. Through the existence of the foundation, Ubuntu is able to make the types of long-term commitments and promises it does.</text:p>
      <text:p text:style-name="P4">The one activity that the foundation can, and does engage in, is receiving donations on behalf of the Ubuntu project. These donations, and only these donations, are then put into action on behalf of Ubuntu in accordance with the wishes of the development team and the technical board. For the most part, these are spent on “bounties” that are given to community members who have achieved important feature goals for the Ubuntu project.</text:p>
      <text:p text:style-name="P3"><text:bookmark-start text:name="ubuntu-subprojects"/><text:bookmark-end text:name="ubuntu-subprojects"/>Ubuntu Subprojects, Derivatives, and Spin-offs<text:span text:style-name="T1"><office:annotation><dc:creator>Nancy</dc:creator><dc:date>2006-11-02T00:00:00</dc:date><text:p>HA</text:p></office:annotation></text:span></text:p>
      <text:p text:style-name="P2">Finally, no introduction of Ubuntu is complete without an introduction to a growing list of Ubuntu subprojects and derivatives. While Ubuntu was derived from Debian, the project has, over the last two years, already developed a number of derivatives of its own.</text:p>
      <text:p text:style-name="P4">First and foremost among these is Kubuntu—a version of Ubuntu that uses KDE instead of GNOME as the default desktop environment. Kubuntu is described in depth in it’s own chapter (Chapter 7, Using Kubuntu<text:span text:style-name="T2"><office:annotation><dc:creator>Nancy</dc:creator><dc:date>2006-11-02T00:00:00</dc:date><text:p>Xref verified.</text:p></office:annotation></text:span>), and so will not be explored in any serious depth here. However, it is important to realize that the relationship between Kubuntu and Ubuntu is different than the relationship between Ubuntu and Debian. From a technical perspective, Kubuntu is <text:span text:style-name="T4">fully</text:span> within the Ubuntu distribution. Organizationally, the Kubuntu team works fully within Ubuntu as well.</text:p>
      <text:p text:style-name="P4">A similar organization exists with the Edubuntu project, which aims to help develop Ubuntu so that a configuration of the distribution can be easily and effectively put into use in schools. That project has a dual focus on both educational and school-related software and on a Linux Terminal Server Project (LTSP) setup that allows schools to run many students’ computers using one or more powerful servers and many “dumb” terminals that connect to the server and run software off of it. This relatively simple technical trick translates into huge cost savings in educational settings.</text:p>
      <text:p text:style-name="P4">However, while both Kubuntu and Edubuntu work closely and within the larger Ubuntu project and both are partially funded by Canonical, there are many other derivatives which have begun to appear that do not fit this model. The first “outside” derivative was Guadalinex, a distribution created and maintained by the government of Andalusia in Spain. Other distributions include a lightweight version of Ubuntu for use on slower computers called Xubuntu and a system called nUbuntu, or Network Ubuntu, designed for network security testing. There is work on a host of other systems both inside and outside of the project.</text:p>
      <text:p text:style-name="P4">In a way, it is through these derivatives that the work and goals of the Ubuntu project come together and are crystallized. It is only through the free and Open Source software movements’ commitment to freely accessible source code that Ubuntu could be built at all. Similarly, it is only through Ubuntu’s continued commitment to these ideals that derivatives are able to spring from Ubuntu. As a derivative with a view of distributions within an ecosystem, Ubuntu does not see the process of derivation as an insult to or criticism. Far from it. Ubuntu thinks derivation is the highest form of compliment.</text:p>
      <text:p text:style-name="P4">Outside of Ubuntu, Canonical Ltd.’s work is largely based around software such as Launchpad and Bazaar that are designed to facilitate precisely this sort of derivative process. This process, when practiced right, is one that describes an ecosystem of development in which <text:span text:style-name="T4">everyone</text:span> benefits—the derivative, Ubuntu, and Ubuntu’s upstreams. It is only through this derivative process that everyone gets what they want.</text:p>
      <text:p text:style-name="P4">Derivation, done correctly, allows groups to diverge where necessary while working together where possible. Ultimately, it leads to more work done, more happy users, and more overall collaboration. It is through this enhanced collaboration that Ubuntu’s philosophical and technical goals will be achieved. It is through this profound community involvement that Bug #1 will be closed. It is through this type of meaningful cooperation, internal and external to the project itself, that the incredible growth of Ubuntu in its first two years will be sustained into the next two and the next 20.</text:p>
      <text:p text:style-name="P3">Summary<text:span text:style-name="T1"><office:annotation><dc:creator>Nancy</dc:creator><dc:date>2006-11-02T00:00:00</dc:date><text:p>HA</text:p></office:annotation></text:span></text:p>
      <text:p text:style-name="P2">This chapter introduced you to the phenomenon that is Ubuntu. It began with some free software and Open Source history and then moved on to the history of Ubuntu. It then covered the Ubuntu products, philosophy, goals, and the relationship between Canonical Ltd. and the Ubuntu Foundation. The chapter finished with some discussion of the various Ubuntu subprojects, derivatives, and spin-off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Mincho" svg:font-family="Mincho, 明朝" style:font-family-generic="roman"/>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A" style:next-style-name="HB" style:class="text" style:default-outline-level="1">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default-outline-level="4">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A" style:family="paragraph" style:parent-style-name="Standard" style:next-style-name="Body">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next-style-name="Standard">
      <style:paragraph-properties fo:margin-top="0.0835in" fo:margin-bottom="0.0835in"/>
      <style:text-properties fo:font-weight="bold" style:font-weight-asian="bold"/>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Quotations" style:family="paragraph" style:parent-style-name="Standard">
      <style:paragraph-properties fo:margin-left="0.3937in" fo:margin-right="0.3937in" fo:margin-top="0in" fo:margin-bottom="0.1965in" fo:text-indent="0in" style:auto-text-indent="false"/>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T" style:family="paragraph" style:parent-style-name="Standard">
      <style:paragraph-properties fo:margin-left="0.5in" fo:margin-right="0.5in" fo:margin-top="0in" fo:margin-bottom="0.0835in" fo:text-indent="0.0008in" style:auto-text-indent="false" fo:background-color="#d8d8d8">
        <style:background-image/>
      </style:paragraph-properties>
      <style:text-properties fo:color="#000000" fo:font-size="11pt" style:font-size-asian="11pt"/>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08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08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P" style:family="paragraph" style:parent-style-name="Standard">
      <style:text-properties fo:color="#000000" style:font-name="Courier New"/>
    </style:style>
    <style:style style:name="CP1" style:family="paragraph" style:parent-style-name="Standard" style:next-style-name="CP">
      <style:paragraph-properties fo:margin-top="0.1665in" fo:margin-bottom="0in" fo:padding-left="0in" fo:padding-right="0in" fo:padding-top="0.0138in" fo:padding-bottom="0in" fo:border-left="none" fo:border-right="none" fo:border-top="0.0008in solid #000000" fo:border-bottom="none"/>
      <style:text-properties fo:color="#000000" style:font-name="Courier New"/>
    </style:style>
    <style:style style:name="CPX" style:family="paragraph" style:parent-style-name="Standard" style:next-style-name="Body">
      <style:paragraph-properties fo:margin-top="0in" fo:margin-bottom="0.1665in" fo:padding-left="0in" fo:padding-right="0in" fo:padding-top="0in" fo:padding-bottom="0.0138in" fo:border-left="none" fo:border-right="none" fo:border-top="none" fo:border-bottom="0.0008in solid #000000"/>
      <style:text-properties fo:color="#000000" style:font-name="Courier New"/>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08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HC" style:family="paragraph" style:parent-style-name="Standard" style:next-style-name="Body">
      <style:paragraph-properties fo:margin-left="0in" fo:margin-right="0.6598in" fo:margin-top="0.472in" fo:margin-bottom="0.111in" fo:text-indent="0in" style:auto-text-indent="false" fo:padding-left="0in" fo:padding-right="0in" fo:padding-top="0.0138in" fo:padding-bottom="0in" fo:border-left="none" fo:border-right="none" fo:border-top="0.0008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paragraph-properties fo:margin-top="0.25in" fo:margin-bottom="0.0555in" style:line-height-at-least="0.2083in" fo:keep-with-next="always"/>
      <style:text-properties fo:color="#000000" fo:font-size="11pt" fo:font-weight="bold" style:font-size-asian="11pt" style:font-weight-asian="bold"/>
    </style:style>
    <style:style style:name="HE" style:family="paragraph" style:parent-style-name="Standard" style:next-style-name="Body">
      <style:paragraph-properties fo:margin-top="0.0835in" fo:margin-bottom="0in" style:line-height-at-least="0.2083in"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INFT" style:family="paragraph" style:parent-style-name="Standard" style:next-style-name="IT">
      <style:paragraph-properties fo:margin-top="0.0835in" fo:margin-bottom="0in"/>
      <style:text-properties fo:color="#000000" style:font-name="Times New Roman" fo:font-size="11pt" style:font-size-asian="11pt"/>
    </style:style>
    <style:style style:name="INFTC" style:family="paragraph" style:parent-style-name="Standard">
      <style:paragraph-properties fo:margin-top="0in" fo:margin-bottom="0.0555in"/>
      <style:text-properties fo:color="#000000" style:font-name="Times New Roman" fo:font-size="9pt" style:font-size-asian="9pt"/>
    </style:style>
    <style:style style:name="INFTH"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FTS"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IT" style:family="paragraph" style:parent-style-name="Body"/>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08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Link-Title" style:family="paragraph" style:parent-style-name="Standard" style:next-style-name="Link-URL">
      <style:paragraph-properties fo:margin-top="0.1252in" fo:margin-bottom="0in"/>
      <style:text-properties fo:color="#000000" style:font-name="Courier" fo:font-size="9pt" style:font-size-asian="9pt"/>
    </style:style>
    <style:style style:name="Link-URL" style:family="paragraph" style:parent-style-name="Standard">
      <style:text-properties fo:color="#000000" style:font-name="Courier" fo:font-size="9pt" style:font-size-asian="9pt"/>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T" style:family="paragraph" style:parent-style-name="Standard" style:next-style-name="Body">
      <style:paragraph-properties fo:margin-top="0.0693in" fo:margin-bottom="0in" fo:keep-with-next="always"/>
      <style:text-properties fo:color="#000000" style:font-name="Times New Roman" fo:font-size="11pt" fo:font-style="italic" fo:font-weight="bold" style:font-size-asian="11pt" style:font-style-asian="italic"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08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ext-properties fo:color="#000000"/>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NI" style:family="paragraph" style:parent-style-name="NO">
      <style:paragraph-properties fo:margin-left="1in" fo:margin-right="1in" fo:text-indent="0in" style:auto-text-indent="false"/>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reface" style:family="paragraph" style:parent-style-name="Standard">
      <style:paragraph-properties fo:margin-top="0in" fo:margin-bottom="0.0835in" style:line-height-at-least="0.1665in"/>
      <style:text-properties fo:color="#000000" style:font-name="Times New Roman"/>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08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08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0799in"/>
          <style:tab-stop style:position="0.3in"/>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B" style:family="paragraph" style:parent-style-name="Standard">
      <style:paragraph-properties fo:margin-left="0.5in" fo:margin-right="1in" fo:text-indent="0.0008in" style:auto-text-indent="false">
        <style:tab-stops>
          <style:tab-stop style:position="0.0799in"/>
          <style:tab-stop style:position="0.3in"/>
        </style:tab-stops>
      </style:paragraph-properties>
      <style:text-properties fo:color="#000000" style:font-name="Times New Roman" fo:font-size="11pt" style:font-size-asian="11pt"/>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nt" style:family="paragraph" style:parent-style-name="Standard">
      <style:paragraph-properties fo:margin-left="1.5in" fo:margin-right="0.25in" fo:text-indent="0.0008in" style:auto-text-indent="false"/>
      <style:text-properties fo:color="#000000" style:font-name="Helvetica"/>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08in solid #000000"/>
    </style:style>
    <style:style style:name="BXH" style:family="paragraph" style:parent-style-name="Body" style:next-style-name="BXT">
      <style:paragraph-properties fo:margin-left="0.5in" fo:margin-right="0.5in" fo:margin-top="0in" fo:margin-bottom="0.0835in" fo:text-indent="0in" style:auto-text-indent="false" fo:background-color="#d8d8d8">
        <style:background-image/>
      </style:paragraph-properties>
      <style:text-properties style:font-name="Arial" fo:font-weight="bold" style:font-weight-asian="bold"/>
    </style:style>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BX" style:family="paragraph" style:parent-style-name="BL" style:next-style-name="Body">
      <style:paragraph-properties fo:margin-top="0in" fo:margin-bottom="0.0835in"/>
    </style:style>
    <style:style style:name="BLX" style:family="paragraph" style:parent-style-name="BL"/>
    <style:style style:name="He" style:family="paragraph" style:parent-style-name="Body"/>
    <style:style style:name="NCPX" style:family="paragraph" style:parent-style-name="NCP" style:next-style-name="NO">
      <style:paragraph-properties fo:margin-top="0in" fo:margin-bottom="0.0417in"/>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C2" style:family="paragraph" style:parent-style-name="NCP"/>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08in solid #000000" fo:border-bottom="none"/>
      <style:text-properties fo:font-style="normal" style:font-style-asian="normal"/>
    </style:style>
    <style:style style:name="FT" style:family="paragraph" style:parent-style-name="BodyNoIndent"/>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08in solid #000000"/>
    </style:style>
    <style:style style:name="LN" style:family="paragraph" style:parent-style-name="LH">
      <style:paragraph-properties fo:padding-left="0in" fo:padding-right="0in" fo:padding-top="0.0138in" fo:padding-bottom="0in" fo:border-left="none" fo:border-right="none" fo:border-top="0.0008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Default_20_Paragraph_20_Font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fo:font-weight="bold" style:font-style-asian="italic" style:font-weight-asian="bold"/>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Absatz-Standardschriftart" style:family="text"/>
    <style:style style:name="WW-Default_20_Paragraph_20_Font" style:display-name="WW-Default Paragraph Font" style:family="text"/>
    <style:style style:name="WW-Absatz-Standardschriftart" style:family="text"/>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5z0" style:family="text">
      <style:text-properties style:font-name="Times New Roman" fo:font-style="normal" fo:font-weight="bold" style:font-style-asian="normal" style:font-weight-asian="bold"/>
    </style:style>
    <style:style style:name="Default_20_Paragraph_20_Font1" style:display-name="Default Paragraph Font1" style:family="text"/>
    <style:style style:name="WW-Footnote_20_Characters" style:display-name="WW-Footnote Characters" style:family="text"/>
    <style:style style:name="WW-Default_20_Paragraph_20_Font1" style:display-name="WW-Default Paragraph Font1" style:family="text"/>
    <style:style style:name="WW-Numbering_20_Symbols" style:display-name="WW-Numbering Symbols" style:family="text"/>
    <style:style style:name="WW-Bullets" style:family="text">
      <style:text-properties style:font-name="StarSymbol" fo:font-size="9pt" style:font-name-asian="StarSymbol" style:font-size-asian="9pt" style:font-name-complex="StarSymbol" style:font-size-complex="9pt"/>
    </style:style>
    <style:style style:name="WW-Endnote_20_Characters" style:display-name="WW-Endnote Characters" style:family="text"/>
    <style:style style:name="WW-Quotation" style:family="text">
      <style:text-properties fo:font-style="italic" style:font-style-asian="italic" style:font-style-complex="italic"/>
    </style:style>
    <style:style style:name="BulletSymbol" style:family="text">
      <style:text-properties fo:color="#000000" style:font-name="Courier New" fo:font-size="11pt" fo:font-weight="bold" style:font-size-asian="11pt" style:font-weight-asian="bold"/>
    </style:style>
    <style:style style:name="C1" style:family="text">
      <style:text-properties fo:color="#000000" style:font-name="Courier New" fo:font-size="10pt" style:font-size-asian="10pt"/>
    </style:style>
    <style:style style:name="ChapterNumber" style:family="text">
      <style:text-properties fo:color="#000000" style:font-name="Helvetica"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EquationNumber" style:family="text">
      <style:text-properties fo:color="#000000" style:font-name="Helvetica" fo:font-size="8pt" fo:font-weight="bold" style:font-size-asian="8pt" style:font-weight-asian="bold"/>
    </style:style>
    <style:style style:name="EquationVariables" style:family="text">
      <style:text-properties style:font-name="Helvetica"/>
    </style:style>
    <style:style style:name="FirstLetterTitle" style:family="text">
      <style:text-properties fo:color="#000000" style:font-name="Times" fo:font-size="42pt" fo:font-style="italic" style:font-size-asian="42pt" style:font-style-asian="italic"/>
    </style:style>
    <style:style style:name="Glossary-Term" style:family="text">
      <style:text-properties fo:color="#000000" style:font-name="Times New Roman" fo:font-size="10.5pt" fo:font-style="italic" fo:font-weight="bold" style:font-size-asian="10.5pt" style:font-style-asian="italic" style:font-weight-asian="bold"/>
    </style:style>
    <style:style style:name="IXI" style:family="text">
      <style:text-properties style:font-name="Arial"/>
    </style:style>
    <style:style style:name="Legends" style:family="text">
      <style:text-properties fo:color="#ff0000" style:font-name="Times New Roman" fo:font-size="10pt" style:font-size-asian="10pt"/>
    </style:style>
    <style:style style:name="PageNumber" style:family="text">
      <style:text-properties style:font-name="Helvetica" fo:font-weight="bold" style:font-weight-asian="bold"/>
    </style:style>
    <style:style style:name="PartNumber" style:family="text">
      <style:text-properties fo:color="#000000" style:font-name="Times New Roman" fo:font-size="36pt" fo:font-style="italic" style:font-size-asian="36pt" style:font-style-asian="italic"/>
    </style:style>
    <style:style style:name="StepNumber" style:family="text">
      <style:text-properties fo:color="#000000" style:font-name="Helvetica" fo:font-size="8pt" fo:font-weight="bold" style:font-size-asian="8pt" style:font-weight-asian="bold"/>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SYM1" style:family="text">
      <style:text-properties fo:color="#000000" style:font-name="Symbol" fo:font-size="11pt" style:font-size-asian="11pt"/>
    </style:style>
    <style:style style:name="SYM2" style:family="text">
      <style:text-properties fo:color="#000000" style:font-name="Symbol" fo:font-size="12pt" style:font-size-asian="12pt"/>
    </style:style>
    <style:style style:name="SYM3" style:family="text">
      <style:text-properties fo:color="#000000" style:font-name="Symbol" fo:font-size="12pt" style:font-size-asian="12pt"/>
    </style:style>
    <style:style style:name="SYM4" style:family="text">
      <style:text-properties fo:color="#000000" style:font-name="Symbol" fo:font-size="12pt" style:font-size-asian="12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WW8Num17z0" style:family="text">
      <style:text-properties style:font-name="Symbol"/>
    </style:style>
    <style:style style:name="WW8Num43z0" style:family="text">
      <style:text-properties style:font-name="Times New Roman" fo:font-style="normal" fo:font-weight="bold" style:font-style-asian="normal" style:font-weight-asian="bold"/>
    </style:style>
    <style:style style:name="WW8Num56z0" style:family="text">
      <style:text-properties style:font-name="Symbol"/>
    </style:style>
    <style:style style:name="WW8Num59z0" style:family="text">
      <style:text-properties style:font-name="Symbol"/>
    </style:style>
    <style:style style:name="WW8Num60z0" style:family="text">
      <style:text-properties style:font-name="Helvetica" fo:font-size="9pt" fo:font-style="normal" fo:font-weight="bold" style:font-size-asian="9pt" style:font-style-asian="normal" style:font-weight-asian="bold"/>
    </style:style>
    <style:style style:name="WW8Num61z0" style:family="text">
      <style:text-properties style:font-name="Helvetica" fo:font-size="9pt" fo:font-style="normal" fo:font-weight="bold" style:font-size-asian="9pt" style:font-style-asian="normal" style:font-weight-asian="bold"/>
    </style:style>
    <style:style style:name="WW8Num62z0" style:family="text">
      <style:text-properties style:font-name="Helvetica" fo:font-size="9pt" fo:font-style="normal" fo:font-weight="bold" style:font-size-asian="9pt" style:font-style-asian="normal" style:font-weight-asian="bold"/>
    </style:style>
    <style:style style:name="WW8NumSt2z0" style:family="text">
      <style:text-properties style:font-name="Symbol"/>
    </style:style>
    <style:style style:name="CD4" style:family="text" style:parent-style-name="Default_20_Paragraph_20_Font1">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Body_20_Char" style:display-name="Body Char" style:family="text" style:parent-style-name="Default_20_Paragraph_20_Font1">
      <style:text-properties fo:color="#000000" fo:font-size="11pt" fo:language="en" fo:country="US" style:font-size-asian="11pt" style:language-complex="ar" style:country-complex="SA"/>
    </style:style>
    <style:style style:name="BodyNoIndent_20_Char" style:display-name="BodyNoIndent Char" style:family="text" style:parent-style-name="Body_20_Char"/>
    <style:style style:name="Comment_20_Reference" style:display-name="Comment Reference" style:family="text" style:parent-style-name="WW-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prefix="Chapter "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1in" fo:margin-bottom="0.492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945in" fo:margin-top="0.4555in" style:dynamic-spacing="true"/>
      </style:footer-style>
    </style:page-layout>
  </office:automatic-styles>
  <office:master-styles>
    <style:master-page style:name="Standard" style:page-layout-name="pm1">
      <style:footer>
        <text:p text:style-name="P1">Chapter 1, <text:span text:style-name="Page_20_Number"><text:page-number style:num-format="1" text:select-page="current">3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Document Styles</dc:title>
    <meta:initial-creator>Tyrrell Albaugh</meta:initial-creator>
    <meta:creation-date>2006-05-30T18:53:00</meta:creation-date>
    <dc:creator>Nancy</dc:creator>
    <dc:date>2006-05-30T18:53:00</dc:date>
    <meta:print-date>2113-01-01T00:00:00</meta:print-date>
    <dc:language>en-US</dc:language>
    <meta:editing-cycles>2</meta:editing-cycles>
    <meta:editing-duration>PT0S</meta:editing-duration>
    <meta:user-defined meta:name="Info 1"/>
    <meta:user-defined meta:name="Info 2"/>
    <meta:user-defined meta:name="Info 3"/>
    <meta:user-defined meta:name="Info 4"/>
    <meta:document-statistic meta:table-count="0" meta:image-count="0" meta:object-count="0" meta:page-count="36" meta:paragraph-count="162" meta:word-count="10645" meta:character-count="65250"/>
  </office:meta>
</office:document-meta>
</file>